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82in"/>
    </style:style>
    <style:style style:name="co2" style:family="table-column">
      <style:table-column-properties fo:break-before="auto" style:column-width="0.5508in"/>
    </style:style>
    <style:style style:name="co3" style:family="table-column">
      <style:table-column-properties fo:break-before="auto" style:column-width="0.3953in"/>
    </style:style>
    <style:style style:name="co4" style:family="table-column">
      <style:table-column-properties fo:break-before="auto" style:column-width="2.9764in"/>
    </style:style>
    <style:style style:name="co5" style:family="table-column">
      <style:table-column-properties fo:break-before="auto" style:column-width="3.7102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4.4016in"/>
    </style:style>
    <style:style style:name="co8" style:family="table-column">
      <style:table-column-properties fo:break-before="auto" style:column-width="0.2118in"/>
    </style:style>
    <style:style style:name="co9" style:family="table-column">
      <style:table-column-properties fo:break-before="auto" style:column-width="2.0929in"/>
    </style:style>
    <style:style style:name="co10" style:family="table-column">
      <style:table-column-properties fo:break-before="auto" style:column-width="0.1972in"/>
    </style:style>
    <style:style style:name="co11" style:family="table-column">
      <style:table-column-properties fo:break-before="auto" style:column-width="4.14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5.4417in"/>
    </style:style>
    <style:style style:name="co14" style:family="table-column">
      <style:table-column-properties fo:break-before="auto" style:column-width="0.8043in"/>
    </style:style>
    <style:style style:name="co15" style:family="table-column">
      <style:table-column-properties fo:break-before="auto" style:column-width="1.0374in"/>
    </style:style>
    <style:style style:name="co16" style:family="table-column">
      <style:table-column-properties fo:break-before="auto" style:column-width="1.1846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c3d69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b3a2c7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c3d69b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b3a2c7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ffff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ffff00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b3a2c7"/>
    </style:style>
    <style:style style:name="ce16" style:family="table-cell" style:parent-style-name="Excel_20_Built-in_20_Normal">
      <style:table-cell-properties fo:background-color="#ffff00"/>
    </style:style>
    <style:style style:name="ce17" style:family="table-cell" style:parent-style-name="Excel_20_Built-in_20_Normal">
      <style:table-cell-properties fo:background-color="transparent"/>
    </style:style>
    <style:style style:name="ce18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19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20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</style:style>
    <style:style style:name="ce21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</style:style>
    <style:style style:name="ce22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iel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3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CHIPKIT RAMPS MINI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chipKIT Pin #</text:p>
          </table:table-cell>
          <table:table-cell table:style-name="ce4" office:value-type="string">
            <text:p>Connector Pin #</text:p>
          </table:table-cell>
          <table:table-cell office:value-type="string">
            <text:p>PIN#</text:p>
          </table:table-cell>
          <table:table-cell office:value-type="string">
            <text:p>WIFIRE Signal</text:p>
          </table:table-cell>
          <table:table-cell office:value-type="string">
            <text:p>UNO32 Signal</text:p>
          </table:table-cell>
          <table:table-cell office:value-type="string">
            <text:p>RAMP Signal</text:p>
          </table:table-cell>
          <table:table-cell office:value-type="string">
            <text:p>Notes</text:p>
          </table:table-cell>
          <table:table-cell table:number-columns-repeated="3"/>
          <table:table-cell table:style-name="ce18" office:value-type="string">
            <text:p>Ramps mini HW</text:p>
          </table:table-cell>
          <table:table-cell table:number-columns-repeated="3"/>
          <table:table-cell table:style-name="ce18" office:value-type="string">
            <text:p>HW Design Notes</text:p>
          </table:table-cell>
          <table:table-cell table:number-columns-repeated="100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string">
            <text:p>J6-01</text:p>
          </table:table-cell>
          <table:table-cell office:value-type="float" office:value="57">
            <text:p>57</text:p>
          </table:table-cell>
          <table:table-cell table:style-name="ce7" office:value-type="string">
            <text:p>RF2,GPIO,U4RX</text:p>
          </table:table-cell>
          <table:table-cell table:style-name="ce5" office:value-type="string">
            <text:p>U1RX/SDI1/RF2</text:p>
          </table:table-cell>
          <table:table-cell table:number-columns-repeated="5"/>
          <table:table-cell table:style-name="ce19" office:value-type="string">
            <text:p>4x A4983 Steppers</text:p>
          </table:table-cell>
          <table:table-cell table:number-columns-repeated="3"/>
          <table:table-cell table:style-name="ce19" office:value-type="string">
            <text:p>Steppers are configured 16 micro steps</text:p>
          </table:table-cell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J6-03</text:p>
          </table:table-cell>
          <table:table-cell office:value-type="float" office:value="58">
            <text:p>58</text:p>
          </table:table-cell>
          <table:table-cell table:style-name="ce7" office:value-type="string">
            <text:p>RF8,GPIO,U4TX</text:p>
          </table:table-cell>
          <table:table-cell table:style-name="ce5" office:value-type="string">
            <text:p>U1TX/SDO1/RF3</text:p>
          </table:table-cell>
          <table:table-cell table:number-columns-repeated="5"/>
          <table:table-cell table:style-name="ce19" office:value-type="string">
            <text:p>1x 24AA08 EEPROM</text:p>
          </table:table-cell>
          <table:table-cell table:number-columns-repeated="3"/>
          <table:table-cell table:style-name="ce19" office:value-type="string">
            <text:p>All steppers are enabled together</text:p>
          </table:table-cell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J6-05</text:p>
          </table:table-cell>
          <table:table-cell office:value-type="float" office:value="18">
            <text:p>18</text:p>
          </table:table-cell>
          <table:table-cell table:style-name="ce7" office:value-type="string">
            <text:p>RE8,GPIO,IC1,INT1</text:p>
          </table:table-cell>
          <table:table-cell table:style-name="ce5" office:value-type="string">
            <text:p>IC1/RTCC/INT1/RD8</text:p>
          </table:table-cell>
          <table:table-cell office:value-type="string">
            <text:p>Dir A</text:p>
          </table:table-cell>
          <table:table-cell table:number-columns-repeated="4"/>
          <table:table-cell table:style-name="ce19" office:value-type="string">
            <text:p>1x MCP47FEB02 2-chn DAC</text:p>
          </table:table-cell>
          <table:table-cell table:number-columns-repeated="3"/>
          <table:table-cell table:style-name="ce19" office:value-type="string">
            <text:p>All steppers are reset from RESET</text:p>
          </table:table-cell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J6-07</text:p>
          </table:table-cell>
          <table:table-cell office:value-type="float" office:value="71">
            <text:p>71</text:p>
          </table:table-cell>
          <table:table-cell table:style-name="ce8" office:value-type="string">
            <text:p>RD0,PWM1, INT0,OC1</text:p>
          </table:table-cell>
          <table:table-cell table:style-name="ce11" office:value-type="string">
            <text:p>OC1/RD0</text:p>
          </table:table-cell>
          <table:table-cell office:value-type="string">
            <text:p>Step A</text:p>
          </table:table-cell>
          <table:table-cell office:value-type="string">
            <text:p>Output compare for step generator</text:p>
          </table:table-cell>
          <table:table-cell table:number-columns-repeated="3"/>
          <table:table-cell table:style-name="ce19" office:value-type="string">
            <text:p>4x MCP87055 MOSFETs</text:p>
          </table:table-cell>
          <table:table-cell table:number-columns-repeated="3"/>
          <table:table-cell table:style-name="ce19" office:value-type="string">
            <text:p>Output Compares are reserved for the steppers</text:p>
          </table:table-cell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J6-09</text:p>
          </table:table-cell>
          <table:table-cell office:value-type="float" office:value="60">
            <text:p>60</text:p>
          </table:table-cell>
          <table:table-cell table:style-name="ce7" office:value-type="string">
            <text:p>RA3,GPIO</text:p>
          </table:table-cell>
          <table:table-cell table:style-name="ce5" office:value-type="string">
            <text:p>RF1</text:p>
          </table:table-cell>
          <table:table-cell office:value-type="string">
            <text:p>Dir B</text:p>
          </table:table-cell>
          <table:table-cell office:value-type="string">
            <text:p>3.3v GPIO</text:p>
          </table:table-cell>
          <table:table-cell table:number-columns-repeated="3"/>
          <table:table-cell table:style-name="ce19" office:value-type="string">
            <text:p>3x FSR Inputs</text:p>
          </table:table-cell>
          <table:table-cell table:number-columns-repeated="3"/>
          <table:table-cell table:style-name="ce19" office:value-type="string">
            <text:p>1 PWM is available for the print fan</text:p>
          </table:table-cell>
          <table:table-cell table:number-columns-repeated="100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J6-11</text:p>
          </table:table-cell>
          <table:table-cell office:value-type="float" office:value="76">
            <text:p>76</text:p>
          </table:table-cell>
          <table:table-cell table:style-name="ce8" office:value-type="string">
            <text:p>RD1,PWM2, OC2</text:p>
          </table:table-cell>
          <table:table-cell table:style-name="ce11" office:value-type="string">
            <text:p>OC2/RD1</text:p>
          </table:table-cell>
          <table:table-cell office:value-type="string">
            <text:p>Step B</text:p>
          </table:table-cell>
          <table:table-cell office:value-type="string">
            <text:p>Output compare for step generator</text:p>
          </table:table-cell>
          <table:table-cell table:number-columns-repeated="3"/>
          <table:table-cell table:style-name="ce19" office:value-type="string">
            <text:p>2x Thermistor Inputs</text:p>
          </table:table-cell>
          <table:table-cell table:number-columns-repeated="3"/>
          <table:table-cell table:style-name="ce19" office:value-type="string">
            <text:p>1 GPIO is available for the hot end fan (no pwm on uno32)</text:p>
          </table:table-cell>
          <table:table-cell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J6-13</text:p>
          </table:table-cell>
          <table:table-cell office:value-type="float" office:value="77">
            <text:p>77</text:p>
          </table:table-cell>
          <table:table-cell table:style-name="ce8" office:value-type="string">
            <text:p>RD2,PWM3, OC3</text:p>
          </table:table-cell>
          <table:table-cell table:style-name="ce11" office:value-type="string">
            <text:p>OC3/RD2</text:p>
          </table:table-cell>
          <table:table-cell office:value-type="string">
            <text:p>Step C</text:p>
          </table:table-cell>
          <table:table-cell office:value-type="string">
            <text:p>Output compare for step generator</text:p>
          </table:table-cell>
          <table:table-cell table:number-columns-repeated="3"/>
          <table:table-cell table:style-name="ce19" office:value-type="string">
            <text:p>3x Limit Inputs (5v drive)</text:p>
          </table:table-cell>
          <table:table-cell table:number-columns-repeated="3"/>
          <table:table-cell table:style-name="ce19" office:value-type="string">
            <text:p>Thermistors are pulled up to 3.3v</text:p>
          </table:table-cell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J6-15</text:p>
          </table:table-cell>
          <table:table-cell office:value-type="float" office:value="19">
            <text:p>19</text:p>
          </table:table-cell>
          <table:table-cell table:style-name="ce7" office:value-type="string">
            <text:p>RE9,GPIO,IC2,INT2</text:p>
          </table:table-cell>
          <table:table-cell table:style-name="ce5" office:value-type="string">
            <text:p>IC2/U1CTS/INT2/RD9</text:p>
          </table:table-cell>
          <table:table-cell office:value-type="string">
            <text:p>Dir C</text:p>
          </table:table-cell>
          <table:table-cell office:value-type="string">
            <text:p>3.3v GPIO</text:p>
          </table:table-cell>
          <table:table-cell table:number-columns-repeated="3"/>
          <table:table-cell table:style-name="ce19" office:value-type="string">
            <text:p>1x Servo Inputs (5v power)</text:p>
          </table:table-cell>
          <table:table-cell table:number-columns-repeated="3"/>
          <table:table-cell table:style-name="ce19" office:value-type="string">
            <text:p>Servo is pulled up to 5v</text:p>
          </table:table-cell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J5-01</text:p>
          </table:table-cell>
          <table:table-cell office:value-type="float" office:value="66">
            <text:p>66</text:p>
          </table:table-cell>
          <table:table-cell table:style-name="ce7" office:value-type="string">
            <text:p>RA14,GPIO,IC3,INT3</text:p>
          </table:table-cell>
          <table:table-cell table:style-name="ce5" office:value-type="string">
            <text:p>IC3/PMCS2/PMA15/INT3/RD10</text:p>
          </table:table-cell>
          <table:table-cell office:value-type="string">
            <text:p>Dir E</text:p>
          </table:table-cell>
          <table:table-cell office:value-type="string">
            <text:p>3.3v GPIO</text:p>
          </table:table-cell>
          <table:table-cell table:number-columns-repeated="3"/>
          <table:table-cell table:style-name="ce19" office:value-type="string">
            <text:p>Legacy LCD Ctrl support</text:p>
          </table:table-cell>
          <table:table-cell table:number-columns-repeated="3"/>
          <table:table-cell table:style-name="ce19" office:value-type="string">
            <text:p>FSR's and endstops are pulled up to 5v or 3.3v via jumper</text:p>
          </table:table-cell>
          <table:table-cell table:number-columns-repeated="100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J5-03</text:p>
          </table:table-cell>
          <table:table-cell office:value-type="float" office:value="78">
            <text:p>78</text:p>
          </table:table-cell>
          <table:table-cell table:style-name="ce8" office:value-type="string">
            <text:p>RD3,PWM4,OC4</text:p>
          </table:table-cell>
          <table:table-cell table:style-name="ce11" office:value-type="string">
            <text:p>OC4/RD3</text:p>
          </table:table-cell>
          <table:table-cell office:value-type="string">
            <text:p>Step E</text:p>
          </table:table-cell>
          <table:table-cell office:value-type="string">
            <text:p>Output compare for step generator</text:p>
          </table:table-cell>
          <table:table-cell table:number-columns-repeated="3"/>
          <table:table-cell table:style-name="ce20" office:value-type="string">
            <text:p>1x MCP9800 near MOSFETS</text:p>
          </table:table-cell>
          <table:table-cell table:number-columns-repeated="3"/>
          <table:table-cell table:style-name="ce19" office:value-type="string">
            <text:p>DAC's to set motor current, separate motion / extruder</text:p>
          </table:table-cell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string">
            <text:p>J5-05</text:p>
          </table:table-cell>
          <table:table-cell office:value-type="float" office:value="16">
            <text:p>16</text:p>
          </table:table-cell>
          <table:table-cell table:style-name="ce8" office:value-type="string">
            <text:p>RG9,SPI_SS2,PWM5,OC9,IC6</text:p>
          </table:table-cell>
          <table:table-cell table:style-name="ce11" office:value-type="string">
            <text:p>(PMWR/OC5/IC5/CN13/RD4) or (SS2/PMA2/CN11/RG9)</text:p>
          </table:table-cell>
          <table:table-cell office:value-type="string">
            <text:p>Fan PWM</text:p>
          </table:table-cell>
          <table:table-cell office:value-type="string">
            <text:p>PWM For Fan Control</text:p>
          </table:table-cell>
          <table:table-cell table:number-columns-repeated="3"/>
          <table:table-cell table:style-name="ce21" office:value-type="string">
            <text:p>1x MCP9800 near Steppers</text:p>
          </table:table-cell>
          <table:table-cell table:number-columns-repeated="3"/>
          <table:table-cell table:style-name="ce19" office:value-type="string">
            <text:p>Serial EEPROM for configuration</text:p>
          </table:table-cell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J5-07</text:p>
          </table:table-cell>
          <table:table-cell office:value-type="float" office:value="70">
            <text:p>70</text:p>
          </table:table-cell>
          <table:table-cell table:style-name="ce9" office:value-type="string">
            <text:p>RD11,SPI_SDO2/SDI2, PWM6, OC7</text:p>
          </table:table-cell>
          <table:table-cell table:style-name="ce12" office:value-type="string">
            <text:p>(SDO2/PMA3/CN10/RG8) or (SDI2/PMA5/CN8/RG7)</text:p>
          </table:table-cell>
          <table:table-cell table:style-name="ce15" office:value-type="string">
            <text:p>SD SDO</text:p>
          </table:table-cell>
          <table:table-cell table:style-name="ce15" office:value-type="string">
            <text:p>SPI for LCD Display</text:p>
          </table:table-cell>
          <table:table-cell table:number-columns-repeated="3"/>
          <table:table-cell table:style-name="Default"/>
          <table:table-cell table:number-columns-repeated="3"/>
          <table:table-cell table:style-name="ce19" office:value-type="string">
            <text:p>1 serial expansion bus for extra hot-ends</text:p>
          </table:table-cell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string">
            <text:p>J5-09</text:p>
          </table:table-cell>
          <table:table-cell office:value-type="float" office:value="85">
            <text:p>85</text:p>
          </table:table-cell>
          <table:table-cell table:style-name="ce9" office:value-type="string">
            <text:p>RF0,SPI_SDI2/SDO2,T5CK(+)</text:p>
          </table:table-cell>
          <table:table-cell table:style-name="ce12" office:value-type="string">
            <text:p>(SDI2/PMA5/CN8/RG7) or (SDO2/PMA3/CN10/RG8)</text:p>
          </table:table-cell>
          <table:table-cell table:style-name="ce15" office:value-type="string">
            <text:p>SD SDI</text:p>
          </table:table-cell>
          <table:table-cell table:style-name="ce15" office:value-type="string">
            <text:p>Could be SPI controlled TFT with Touch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string">
            <text:p>J5-11</text:p>
          </table:table-cell>
          <table:table-cell office:value-type="float" office:value="10">
            <text:p>10</text:p>
          </table:table-cell>
          <table:table-cell table:style-name="ce9" office:value-type="string">
            <text:p>RG6,SPI_SCK2,USER_LED1</text:p>
          </table:table-cell>
          <table:table-cell table:style-name="ce12" office:value-type="string">
            <text:p>SCK2/PMA5/CN8/RG6</text:p>
          </table:table-cell>
          <table:table-cell table:style-name="ce15" office:value-type="string">
            <text:p>SD SCK</text:p>
          </table:table-cell>
          <table:table-cell table:style-name="ce15" office:value-type="string">
            <text:p>Or it could be Ultimachine 4 line display with buttons</text:p>
          </table:table-cell>
          <table:table-cell table:number-columns-repeated="7"/>
          <table:table-cell table:style-name="ce22"/>
          <table:table-cell table:number-columns-repeated="1009"/>
        </table:table-row>
        <table:table-row table:style-name="ro1">
          <table:table-cell table:style-name="ce2" office:value-type="string">
            <text:p>14/A0</text:p>
          </table:table-cell>
          <table:table-cell table:style-name="ce5" office:value-type="string">
            <text:p>J7-01</text:p>
          </table:table-cell>
          <table:table-cell office:value-type="float" office:value="20">
            <text:p>20</text:p>
          </table:table-cell>
          <table:table-cell table:style-name="ce7" office:value-type="string">
            <text:p>RB5,AN45,GPIO</text:p>
          </table:table-cell>
          <table:table-cell table:style-name="ce5" office:value-type="string">
            <text:p>C2IN-/AN2/SS1/CN4/RB2</text:p>
          </table:table-cell>
          <table:table-cell table:style-name="Default" office:value-type="string">
            <text:p>SD nCS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15/A1</text:p>
          </table:table-cell>
          <table:table-cell table:style-name="ce5" office:value-type="string">
            <text:p>J7-03</text:p>
          </table:table-cell>
          <table:table-cell office:value-type="float" office:value="33">
            <text:p>33</text:p>
          </table:table-cell>
          <table:table-cell table:style-name="ce7" office:value-type="string">
            <text:p>RB9,AN49,GPIO</text:p>
          </table:table-cell>
          <table:table-cell table:style-name="ce5" office:value-type="string">
            <text:p>C1IN-/AN4/CN6/RB4</text:p>
          </table:table-cell>
          <table:table-cell office:value-type="string">
            <text:p>Bed Thermistor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16/A2</text:p>
          </table:table-cell>
          <table:table-cell table:style-name="ce5" office:value-type="string">
            <text:p>J7-05</text:p>
          </table:table-cell>
          <table:table-cell office:value-type="float" office:value="7">
            <text:p>7</text:p>
          </table:table-cell>
          <table:table-cell table:style-name="ce7" office:value-type="string">
            <text:p>RC2,AN21,GPIO</text:p>
          </table:table-cell>
          <table:table-cell table:style-name="ce5" office:value-type="string">
            <text:p>U2CTS/C1OUT/AN8/RB8</text:p>
          </table:table-cell>
          <table:table-cell office:value-type="string">
            <text:p>Hot End Thermistor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17/A3</text:p>
          </table:table-cell>
          <table:table-cell table:style-name="ce5" office:value-type="string">
            <text:p>J7-07</text:p>
          </table:table-cell>
          <table:table-cell office:value-type="float" office:value="44">
            <text:p>44</text:p>
          </table:table-cell>
          <table:table-cell table:style-name="ce10" office:value-type="string">
            <text:p>RB15,AN10</text:p>
          </table:table-cell>
          <table:table-cell table:style-name="ce13" office:value-type="string">
            <text:p>TMS/CVREFOUT/PMA13/AN10/RB10</text:p>
          </table:table-cell>
          <table:table-cell table:style-name="ce16" office:value-type="string">
            <text:p>SDA / SD DETECT</text:p>
          </table:table-cell>
          <table:table-cell table:style-name="ce16" office:value-type="string">
            <text:p>Crazy jumpers required</text:p>
          </table:table-cell>
          <table:table-cell table:number-columns-repeated="3"/>
          <table:table-cell office:value-type="string">
            <text:p>I2C has 3.3v pullu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18/A4</text:p>
          </table:table-cell>
          <table:table-cell table:style-name="ce5" office:value-type="string">
            <text:p>J7-09</text:p>
          </table:table-cell>
          <table:table-cell office:value-type="float" office:value="11">
            <text:p>11</text:p>
          </table:table-cell>
          <table:table-cell table:style-name="ce10" office:value-type="string">
            <text:p>RG7,AN13<text:span text:style-name="T1">,SDA</text:span></text:p>
          </table:table-cell>
          <table:table-cell table:style-name="ce14" office:value-type="string">
            <text:p>(TCK/PMA11/AN12/RB12) or (<text:span text:style-name="T2">SDA1</text:span><text:span text:style-name="T3">/RG3)(TCK/PMA11/AN12/RB12) or (</text:span><text:span text:style-name="T2">SDA1</text:span><text:span text:style-name="T3">/RG3)</text:span></text:p>
          </table:table-cell>
          <table:table-cell table:style-name="ce16" office:value-type="string">
            <text:p>SCL / SDA</text:p>
          </table:table-cell>
          <table:table-cell table:style-name="ce16" office:value-type="string">
            <text:p>to configure this I2C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9/A5</text:p>
          </table:table-cell>
          <table:table-cell table:style-name="ce5" office:value-type="string">
            <text:p>J7-11</text:p>
          </table:table-cell>
          <table:table-cell office:value-type="float" office:value="12">
            <text:p>12</text:p>
          </table:table-cell>
          <table:table-cell table:style-name="ce10" office:value-type="string">
            <text:p>RG8,AN12,GPIO<text:span text:style-name="T1">,SCL</text:span></text:p>
          </table:table-cell>
          <table:table-cell table:style-name="ce14" office:value-type="string">
            <text:p>(PMALH/PMA1/U2RTS/AN14/RB14) or (<text:span text:style-name="T2">SCL1</text:span><text:span text:style-name="T3">/RG2)(PMALH/PMA1/U2RTS/AN14/RB14) or (</text:span><text:span text:style-name="T2">SCL1</text:span><text:span text:style-name="T3">/RG2)</text:span></text:p>
          </table:table-cell>
          <table:table-cell table:style-name="ce16" office:value-type="string">
            <text:p>SD DETECT / SCL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20/A6</text:p>
          </table:table-cell>
          <table:table-cell table:style-name="ce5" office:value-type="string">
            <text:p>J7-02</text:p>
          </table:table-cell>
          <table:table-cell office:value-type="float" office:value="22">
            <text:p>22</text:p>
          </table:table-cell>
          <table:table-cell table:style-name="ce7" office:value-type="string">
            <text:p>RB3,AN3,GPIO</text:p>
          </table:table-cell>
          <table:table-cell table:style-name="ce5" office:value-type="string">
            <text:p>C2IN+/AN3/CN5/RB3</text:p>
          </table:table-cell>
          <table:table-cell office:value-type="string">
            <text:p>FSR / Min A</text:p>
          </table:table-cell>
          <table:table-cell office:value-type="string">
            <text:p>ADC inputs to Force Sensing Resistors</text:p>
          </table:table-cell>
          <table:table-cell table:number-columns-repeated="3"/>
          <table:table-cell office:value-type="string">
            <text:p>FSR's &amp; Thermistors have 3.3v pullup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21/A7</text:p>
          </table:table-cell>
          <table:table-cell table:style-name="ce5" office:value-type="string">
            <text:p>J7-04</text:p>
          </table:table-cell>
          <table:table-cell office:value-type="float" office:value="23">
            <text:p>23</text:p>
          </table:table-cell>
          <table:table-cell table:style-name="ce7" office:value-type="string">
            <text:p>RB2,AN2,GPIO</text:p>
          </table:table-cell>
          <table:table-cell table:style-name="ce5" office:value-type="string">
            <text:p>C1IN+/AN5/CN7/RB5</text:p>
          </table:table-cell>
          <table:table-cell office:value-type="string">
            <text:p>FSR / Min B</text:p>
          </table:table-cell>
          <table:table-cell office:value-type="string">
            <text:p>ADC inputs to Force Sensing Resistor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2/A8</text:p>
          </table:table-cell>
          <table:table-cell table:style-name="ce5" office:value-type="string">
            <text:p>J7-06</text:p>
          </table:table-cell>
          <table:table-cell office:value-type="float" office:value="21">
            <text:p>21</text:p>
          </table:table-cell>
          <table:table-cell table:style-name="ce7" office:value-type="string">
            <text:p>RB4,AN4,GPIO</text:p>
          </table:table-cell>
          <table:table-cell table:style-name="ce5" office:value-type="string">
            <text:p>PMA7/C2OUT/AN9/RB9</text:p>
          </table:table-cell>
          <table:table-cell office:value-type="string">
            <text:p>FSR / Min C</text:p>
          </table:table-cell>
          <table:table-cell office:value-type="string">
            <text:p>ADC inputs to Force Sensing Resistor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3/A9</text:p>
          </table:table-cell>
          <table:table-cell table:style-name="ce5" office:value-type="string">
            <text:p>J7-08</text:p>
          </table:table-cell>
          <table:table-cell office:value-type="float" office:value="24">
            <text:p>24</text:p>
          </table:table-cell>
          <table:table-cell table:style-name="ce7" office:value-type="string">
            <text:p>RB1,AN1,GPIO</text:p>
          </table:table-cell>
          <table:table-cell table:style-name="ce5" office:value-type="string">
            <text:p>TDO/PMA12/AN11/RB11</text:p>
          </table:table-cell>
          <table:table-cell table:style-name="ce15" office:value-type="string">
            <text:p>Encoder 0 / LCD Touch X</text:p>
          </table:table-cell>
          <table:table-cell table:style-name="ce15" office:value-type="string">
            <text:p>Resistive Touch Screen Inpu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4/A10</text:p>
          </table:table-cell>
          <table:table-cell table:style-name="ce5" office:value-type="string">
            <text:p>J7-10</text:p>
          </table:table-cell>
          <table:table-cell office:value-type="float" office:value="32">
            <text:p>32</text:p>
          </table:table-cell>
          <table:table-cell table:style-name="ce7" office:value-type="string">
            <text:p>RB8,AN48,GPIO, P32_VBUS_ON</text:p>
          </table:table-cell>
          <table:table-cell table:style-name="ce5" office:value-type="string">
            <text:p>TDI/PMA10/AN13/RB13</text:p>
          </table:table-cell>
          <table:table-cell table:style-name="ce15" office:value-type="string">
            <text:p>Encoder 1 / LCD Touch Y</text:p>
          </table:table-cell>
          <table:table-cell table:style-name="ce15" office:value-type="string">
            <text:p>Resisitive Touch Screen Inpu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5/A11</text:p>
          </table:table-cell>
          <table:table-cell table:style-name="ce5" office:value-type="string">
            <text:p>J7-12</text:p>
          </table:table-cell>
          <table:table-cell office:value-type="float" office:value="25">
            <text:p>25</text:p>
          </table:table-cell>
          <table:table-cell table:style-name="ce7" office:value-type="string">
            <text:p>RB0,AN0,GPIO</text:p>
          </table:table-cell>
          <table:table-cell table:style-name="ce5" office:value-type="string">
            <text:p>PMALL/PMA0/AN15/OCFB/CN12/RB15</text:p>
          </table:table-cell>
          <table:table-cell office:value-type="string">
            <text:p>Encoder Select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J6-02</text:p>
          </table:table-cell>
          <table:table-cell office:value-type="float" office:value="91">
            <text:p>91</text:p>
          </table:table-cell>
          <table:table-cell table:style-name="ce5" office:value-type="string">
            <text:p>RE0,PMD0</text:p>
          </table:table-cell>
          <table:table-cell table:style-name="ce5" office:value-type="string">
            <text:p>PMD0/RE0</text:p>
          </table:table-cell>
          <table:table-cell table:style-name="ce15" office:value-type="string">
            <text:p>LCD D4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J6-04</text:p>
          </table:table-cell>
          <table:table-cell office:value-type="float" office:value="94">
            <text:p>94</text:p>
          </table:table-cell>
          <table:table-cell table:style-name="ce5" office:value-type="string">
            <text:p>RE1,PMD1</text:p>
          </table:table-cell>
          <table:table-cell table:style-name="ce5" office:value-type="string">
            <text:p>PMD1/RE1</text:p>
          </table:table-cell>
          <table:table-cell table:style-name="ce15" office:value-type="string">
            <text:p>LCD D5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string">
            <text:p>J6-06</text:p>
          </table:table-cell>
          <table:table-cell office:value-type="float" office:value="98">
            <text:p>98</text:p>
          </table:table-cell>
          <table:table-cell table:style-name="ce5" office:value-type="string">
            <text:p>RE2,PMD2</text:p>
          </table:table-cell>
          <table:table-cell table:style-name="ce5" office:value-type="string">
            <text:p>PMD2/RE2</text:p>
          </table:table-cell>
          <table:table-cell table:style-name="ce15" office:value-type="string">
            <text:p>LCD D6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J6-08</text:p>
          </table:table-cell>
          <table:table-cell office:value-type="float" office:value="99">
            <text:p>99</text:p>
          </table:table-cell>
          <table:table-cell table:style-name="ce5" office:value-type="string">
            <text:p>RE3,PMD3</text:p>
          </table:table-cell>
          <table:table-cell table:style-name="ce5" office:value-type="string">
            <text:p>PMD3/RE3</text:p>
          </table:table-cell>
          <table:table-cell table:style-name="ce15" office:value-type="string">
            <text:p>LCD D7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string">
            <text:p>J6-10</text:p>
          </table:table-cell>
          <table:table-cell office:value-type="float" office:value="100">
            <text:p>100</text:p>
          </table:table-cell>
          <table:table-cell table:style-name="ce5" office:value-type="string">
            <text:p>RE4,PMD4</text:p>
          </table:table-cell>
          <table:table-cell table:style-name="ce5" office:value-type="string">
            <text:p>PMD4/RE4</text:p>
          </table:table-cell>
          <table:table-cell table:style-name="ce15" office:value-type="string">
            <text:p>LCD RS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office:value-type="string">
            <text:p>J6-12</text:p>
          </table:table-cell>
          <table:table-cell office:value-type="float" office:value="3">
            <text:p>3</text:p>
          </table:table-cell>
          <table:table-cell table:style-name="ce5" office:value-type="string">
            <text:p>RE5,PMD5</text:p>
          </table:table-cell>
          <table:table-cell table:style-name="ce5" office:value-type="string">
            <text:p>PMD5/RE5</text:p>
          </table:table-cell>
          <table:table-cell table:style-name="ce15" office:value-type="string">
            <text:p>LCD EN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office:value-type="string">
            <text:p>J6-14</text:p>
          </table:table-cell>
          <table:table-cell office:value-type="float" office:value="4">
            <text:p>4</text:p>
          </table:table-cell>
          <table:table-cell table:style-name="ce5" office:value-type="string">
            <text:p>RE6,PMD6</text:p>
          </table:table-cell>
          <table:table-cell table:style-name="ce5" office:value-type="string">
            <text:p>PMD6/RE6</text:p>
          </table:table-cell>
          <table:table-cell table:style-name="ce17" office:value-type="string">
            <text:p>Servo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string">
            <text:p>J6-16</text:p>
          </table:table-cell>
          <table:table-cell office:value-type="float" office:value="5">
            <text:p>5</text:p>
          </table:table-cell>
          <table:table-cell table:style-name="ce5" office:value-type="string">
            <text:p>RE7,PMD7</text:p>
          </table:table-cell>
          <table:table-cell table:style-name="ce5" office:value-type="string">
            <text:p>PMD7/RE7</text:p>
          </table:table-cell>
          <table:table-cell office:value-type="string">
            <text:p>Stepper Enable</text:p>
          </table:table-cell>
          <table:table-cell table:number-columns-repeated="1018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string">
            <text:p>J5-02</text:p>
          </table:table-cell>
          <table:table-cell office:value-type="float" office:value="82">
            <text:p>82</text:p>
          </table:table-cell>
          <table:table-cell table:style-name="ce7" office:value-type="string">
            <text:p>RD5,GPIO, T4CK </text:p>
          </table:table-cell>
          <table:table-cell table:style-name="ce5" office:value-type="string">
            <text:p>PMRD/CN14/RD5</text:p>
          </table:table-cell>
          <table:table-cell office:value-type="string">
            <text:p>Max C</text:p>
          </table:table-cell>
          <table:table-cell table:number-columns-repeated="1018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office:value-type="string">
            <text:p>J5-04</text:p>
          </table:table-cell>
          <table:table-cell office:value-type="float" office:value="6">
            <text:p>6</text:p>
          </table:table-cell>
          <table:table-cell table:style-name="ce7" office:value-type="string">
            <text:p>RC1,GPIO, T2CK, IC7</text:p>
          </table:table-cell>
          <table:table-cell table:style-name="ce5" office:value-type="string">
            <text:p>IC4/PMCS1/PMA14/INT4/RD11</text:p>
          </table:table-cell>
          <table:table-cell office:value-type="string">
            <text:p>Max B</text:p>
          </table:table-cell>
          <table:table-cell table:number-columns-repeated="1018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J5-06</text:p>
          </table:table-cell>
          <table:table-cell office:value-type="float" office:value="86">
            <text:p>86</text:p>
          </table:table-cell>
          <table:table-cell table:style-name="ce7" office:value-type="string">
            <text:p>RF1,GPIO, T6CK</text:p>
          </table:table-cell>
          <table:table-cell table:style-name="ce5" office:value-type="string">
            <text:p>CN15/RD6</text:p>
          </table:table-cell>
          <table:table-cell office:value-type="string">
            <text:p>Max A</text:p>
          </table:table-cell>
          <table:table-cell table:number-columns-repeated="1018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office:value-type="string">
            <text:p>J5-08</text:p>
          </table:table-cell>
          <table:table-cell office:value-type="float" office:value="59">
            <text:p>59</text:p>
          </table:table-cell>
          <table:table-cell table:style-name="ce7" office:value-type="string">
            <text:p>RA2,GPIO</text:p>
          </table:table-cell>
          <table:table-cell table:style-name="ce5" office:value-type="string">
            <text:p>CN16/RD7</text:p>
          </table:table-cell>
          <table:table-cell office:value-type="string">
            <text:p>Fan DC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office:value-type="string">
            <text:p>J5-10</text:p>
          </table:table-cell>
          <table:table-cell office:value-type="float" office:value="79">
            <text:p>79</text:p>
          </table:table-cell>
          <table:table-cell table:style-name="ce7" office:value-type="string">
            <text:p>RD12,GPIO, T3Ck</text:p>
          </table:table-cell>
          <table:table-cell table:style-name="ce5" office:value-type="string">
            <text:p>U1RTS/BCLK1/SCK1/INT0/RF6</text:p>
          </table:table-cell>
          <table:table-cell office:value-type="string">
            <text:p>Heater Bed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office:value-type="string">
            <text:p>J5-12</text:p>
          </table:table-cell>
          <table:table-cell office:value-type="float" office:value="47">
            <text:p>47</text:p>
          </table:table-cell>
          <table:table-cell table:style-name="ce7" office:value-type="string">
            <text:p>RD14,GPIO,U1RX</text:p>
          </table:table-cell>
          <table:table-cell table:style-name="ce5" office:value-type="string">
            <text:p>PMA9/U2RX/SDA2/CN17/RF4</text:p>
          </table:table-cell>
          <table:table-cell table:style-name="ce15" office:value-type="string">
            <text:p>Serial Bus Expansion RX</text:p>
          </table:table-cell>
          <table:table-cell table:style-name="ce15" office:value-type="string">
            <text:p>3-pin &amp; Display Connector</text:p>
          </table:table-cell>
          <table:table-cell table:number-columns-repeated="3"/>
          <table:table-cell office:value-type="string">
            <text:p>Question… Should serial expansion be differential (485)</text:p>
          </table:table-cell>
          <table:table-cell table:number-columns-repeated="101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5" office:value-type="string">
            <text:p>J5-14</text:p>
          </table:table-cell>
          <table:table-cell office:value-type="float" office:value="48">
            <text:p>48</text:p>
          </table:table-cell>
          <table:table-cell table:style-name="ce7" office:value-type="string">
            <text:p>RD15,GPIO, U1TX</text:p>
          </table:table-cell>
          <table:table-cell table:style-name="ce5" office:value-type="string">
            <text:p>PMA8/U2TX/SCL2/CN18/RF5</text:p>
          </table:table-cell>
          <table:table-cell table:style-name="ce15" office:value-type="string">
            <text:p>Serial Bus Expansion TX</text:p>
          </table:table-cell>
          <table:table-cell table:style-name="ce15"/>
          <table:table-cell table:number-columns-repeated="3"/>
          <table:table-cell office:value-type="string">
            <text:p>If YES, should DE &amp; RE be connected to SDI/SDO for when digipots are not being talked to.</text:p>
          </table:table-cell>
          <table:table-cell table:number-columns-repeated="1013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5" office:value-type="string">
            <text:p>J5-16</text:p>
          </table:table-cell>
          <table:table-cell office:value-type="float" office:value="28">
            <text:p>28</text:p>
          </table:table-cell>
          <table:table-cell table:style-name="ce7" office:value-type="string">
            <text:p>RA9,GPIO, VREF-</text:p>
          </table:table-cell>
          <table:table-cell table:style-name="ce5" office:value-type="string">
            <text:p>PGC1/AN1/VREF-/CVREF-/CN3/RB1</text:p>
          </table:table-cell>
          <table:table-cell office:value-type="string">
            <text:p>Heater Extr</text:p>
          </table:table-cell>
          <table:table-cell table:style-name="Default"/>
          <table:table-cell table:number-columns-repeated="3"/>
          <table:table-cell office:value-type="string">
            <text:p>I.E. you cannot talk to the BUS &amp; the Digipot at the same time.</text:p>
          </table:table-cell>
          <table:table-cell table:number-columns-repeated="1013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5" office:value-type="string">
            <text:p>J5-15</text:p>
          </table:table-cell>
          <table:table-cell office:value-type="float" office:value="29">
            <text:p>29</text:p>
          </table:table-cell>
          <table:table-cell table:style-name="ce7" office:value-type="string">
            <text:p>RA10,VREF+</text:p>
          </table:table-cell>
          <table:table-cell table:style-name="ce5" office:value-type="string">
            <text:p>PGED1/PMA6/AN0/VREF+/CVREF+/CN2/RB0</text:p>
          </table:table-cell>
          <table:table-cell office:value-type="string">
            <text:p>Vdd/4</text:p>
          </table:table-cell>
          <table:table-cell office:value-type="string">
            <text:p>Thermistor GAIN</text:p>
          </table:table-cell>
          <table:table-cell table:number-columns-repeated="1017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6"/>
          <table:table-cell office:value-type="float" office:value="81">
            <text:p>81</text:p>
          </table:table-cell>
          <table:table-cell table:style-name="ce7" office:value-type="string">
            <text:p>RD4,USER_LED2</text:p>
          </table:table-cell>
          <table:table-cell table:style-name="ce6" office:value-type="string">
            <text:p>RF0</text:p>
          </table:table-cell>
          <table:table-cell table:number-columns-repeated="1019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Fire" table:style-name="ta2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ce24"/>
        <table:table-column table:style-name="co14" table:default-cell-style-name="Default"/>
        <table:table-column table:style-name="co15" table:default-cell-style-name="ce24"/>
        <table:table-column table:style-name="co16" table:default-cell-style-name="ce24"/>
        <table:table-row table:style-name="ro3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table:style-name="ce23" office:value-type="string">
            <text:p>pin</text:p>
          </table:table-cell>
          <table:table-cell table:style-name="ce23" office:value-type="string">
            <text:p>shield</text:p>
          </table:table-cell>
          <table:table-cell table:style-name="ce26" office:value-type="string">
            <text:p>onboard</text:p>
          </table:table-cell>
          <table:table-cell table:style-name="ce26" office:value-type="string">
            <text:p>3dp</text:p>
          </table:table-cell>
        </table:table-row>
        <table:table-row table:style-name="ro3">
          <table:table-cell/>
          <table:table-cell office:value-type="string">
            <text:p>TMS/EBIA16/AN24/RA0</text:p>
          </table:table-cell>
          <table:table-cell/>
          <table:table-cell table:style-name="Default" office:value-type="string">
            <text:p>JP3-JTAG</text:p>
          </table:table-cell>
          <table:table-cell/>
        </table:table-row>
        <table:table-row table:style-name="ro3">
          <table:table-cell/>
          <table:table-cell office:value-type="string">
            <text:p>TCK/EBIA19/AN29/RA1</text:p>
          </table:table-cell>
          <table:table-cell/>
          <table:table-cell table:style-name="Default" office:value-type="string">
            <text:p>JP3-JTAG</text:p>
          </table:table-cell>
          <table:table-cell/>
        </table:table-row>
        <table:table-row table:style-name="ro3">
          <table:table-cell/>
          <table:table-cell office:value-type="string">
            <text:p>EBICS0/SCL2/RA2</text:p>
          </table:table-cell>
          <table:table-cell office:value-type="string">
            <text:p>J7-D37</text:p>
          </table:table-cell>
          <table:table-cell/>
          <table:table-cell office:value-type="string">
            <text:p>FAN_DC</text:p>
          </table:table-cell>
        </table:table-row>
        <table:table-row table:style-name="ro3">
          <table:table-cell/>
          <table:table-cell office:value-type="string">
            <text:p>EBIRDY1/SDA2/RA3</text:p>
          </table:table-cell>
          <table:table-cell office:value-type="string">
            <text:p>J10-D4</text:p>
          </table:table-cell>
          <table:table-cell/>
          <table:table-cell office:value-type="string">
            <text:p>DIR_B</text:p>
          </table:table-cell>
        </table:table-row>
        <table:table-row table:style-name="ro3">
          <table:table-cell/>
          <table:table-cell office:value-type="string">
            <text:p>EBIA14/PMCS1/PMA14/RA4</text:p>
          </table:table-cell>
          <table:table-cell/>
          <table:table-cell table:style-name="Default" office:value-type="string">
            <text:p>BTN2</text:p>
          </table:table-cell>
          <table:table-cell/>
        </table:table-row>
        <table:table-row table:style-name="ro3">
          <table:table-cell/>
          <table:table-cell office:value-type="string">
            <text:p>EBIA5/AN34/PMA5/RA5</text:p>
          </table:table-cell>
          <table:table-cell/>
          <table:table-cell office:value-type="string">
            <text:p>BTN1</text:p>
          </table:table-cell>
          <table:table-cell/>
        </table:table-row>
        <table:table-row table:style-name="ro3">
          <table:table-cell/>
          <table:table-cell office:value-type="string">
            <text:p>TRCLK/SQICLK/RA6</text:p>
          </table:table-cell>
          <table:table-cell/>
          <table:table-cell table:style-name="Default" office:value-type="string">
            <text:p>JP4-TRACE</text:p>
          </table:table-cell>
          <table:table-cell/>
        </table:table-row>
        <table:table-row table:style-name="ro3">
          <table:table-cell/>
          <table:table-cell office:value-type="string">
            <text:p>TRD3/SQID3/RA7</text:p>
          </table:table-cell>
          <table:table-cell/>
          <table:table-cell table:style-name="Default" office:value-type="string">
            <text:p>JP4-TRACE</text:p>
          </table:table-cell>
          <table:table-cell/>
        </table:table-row>
        <table:table-row table:style-name="ro3">
          <table:table-cell/>
          <table:table-cell office:value-type="string">
            <text:p>VREF-/CVREF-/AN27/AERXD2/RA9</text:p>
          </table:table-cell>
          <table:table-cell office:value-type="string">
            <text:p>J7-D41</text:p>
          </table:table-cell>
          <table:table-cell/>
          <table:table-cell office:value-type="string">
            <text:p>HEAT_EXT</text:p>
          </table:table-cell>
        </table:table-row>
        <table:table-row table:style-name="ro3">
          <table:table-cell/>
          <table:table-cell office:value-type="string">
            <text:p>VREF+/CVREF+/AN28/AERXD3/RA10</text:p>
          </table:table-cell>
          <table:table-cell office:value-type="string">
            <text:p>J7-AREF</text:p>
          </table:table-cell>
          <table:table-cell/>
          <table:table-cell office:value-type="string">
            <text:p>AREF</text:p>
          </table:table-cell>
        </table:table-row>
        <table:table-row table:style-name="ro3">
          <table:table-cell/>
          <table:table-cell office:value-type="string">
            <text:p>AETXCLK/RPA14/SCL1/RA14</text:p>
          </table:table-cell>
          <table:table-cell office:value-type="string">
            <text:p>J7-D8</text:p>
          </table:table-cell>
          <table:table-cell office:value-type="string">
            <text:p>VBUS OVC</text:p>
          </table:table-cell>
          <table:table-cell office:value-type="string">
            <text:p>DIR_E</text:p>
          </table:table-cell>
        </table:table-row>
        <table:table-row table:style-name="ro3">
          <table:table-cell/>
          <table:table-cell office:value-type="string">
            <text:p>AETXEN/RPA15/SDA1/RA15</text:p>
          </table:table-cell>
          <table:table-cell/>
          <table:table-cell office:value-type="string">
            <text:p>MRF-INT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PGED1/AN0/RPB0/RB0</text:p>
          </table:table-cell>
          <table:table-cell office:value-type="string">
            <text:p>J8-A11</text:p>
          </table:table-cell>
          <table:table-cell office:value-type="string">
            <text:p>VBUS-EN</text:p>
          </table:table-cell>
          <table:table-cell office:value-type="string">
            <text:p>ENC_SEL</text:p>
          </table:table-cell>
        </table:table-row>
        <table:table-row table:style-name="ro3">
          <table:table-cell/>
          <table:table-cell office:value-type="string">
            <text:p>PGEC1/AN1/RPB1/RB1</text:p>
          </table:table-cell>
          <table:table-cell office:value-type="string">
            <text:p>J8-A9</text:p>
          </table:table-cell>
          <table:table-cell/>
          <table:table-cell office:value-type="string">
            <text:p>ENC_0</text:p>
          </table:table-cell>
        </table:table-row>
        <table:table-row table:style-name="ro3">
          <table:table-cell/>
          <table:table-cell office:value-type="string">
            <text:p>AN2/C2INB/RPB2/RB2</text:p>
          </table:table-cell>
          <table:table-cell office:value-type="string">
            <text:p>J8-A7</text:p>
          </table:table-cell>
          <table:table-cell/>
          <table:table-cell office:value-type="string">
            <text:p>MIN_B</text:p>
          </table:table-cell>
        </table:table-row>
        <table:table-row table:style-name="ro3">
          <table:table-cell/>
          <table:table-cell office:value-type="string">
            <text:p>AN3/C2INA/RPB3/RB3</text:p>
          </table:table-cell>
          <table:table-cell office:value-type="string">
            <text:p>J8-A6</text:p>
          </table:table-cell>
          <table:table-cell/>
          <table:table-cell office:value-type="string">
            <text:p>MIN_A</text:p>
          </table:table-cell>
        </table:table-row>
        <table:table-row table:style-name="ro3">
          <table:table-cell/>
          <table:table-cell office:value-type="string">
            <text:p>AN4/C1INB/RB4</text:p>
          </table:table-cell>
          <table:table-cell office:value-type="string">
            <text:p>J8-A8</text:p>
          </table:table-cell>
          <table:table-cell/>
          <table:table-cell office:value-type="string">
            <text:p>MIN_C</text:p>
          </table:table-cell>
        </table:table-row>
        <table:table-row table:style-name="ro3">
          <table:table-cell/>
          <table:table-cell office:value-type="string">
            <text:p>AN45/C1INA/RPB5/RB5</text:p>
          </table:table-cell>
          <table:table-cell office:value-type="string">
            <text:p>J8-A0</text:p>
          </table:table-cell>
          <table:table-cell/>
          <table:table-cell office:value-type="string">
            <text:p>SD_CS</text:p>
          </table:table-cell>
        </table:table-row>
        <table:table-row table:style-name="ro3">
          <table:table-cell/>
          <table:table-cell office:value-type="string">
            <text:p>PGEC2/AN46/RPB6/RB6</text:p>
          </table:table-cell>
          <table:table-cell/>
          <table:table-cell office:value-type="string">
            <text:p>PGC</text:p>
          </table:table-cell>
          <table:table-cell/>
        </table:table-row>
        <table:table-row table:style-name="ro3">
          <table:table-cell/>
          <table:table-cell office:value-type="string">
            <text:p>PGED2/AN47/RPB7/RB7</text:p>
          </table:table-cell>
          <table:table-cell/>
          <table:table-cell office:value-type="string">
            <text:p>PGD</text:p>
          </table:table-cell>
          <table:table-cell/>
        </table:table-row>
        <table:table-row table:style-name="ro3">
          <table:table-cell/>
          <table:table-cell office:value-type="string">
            <text:p>EBIA10/AN48/RPB8/PMA10/RB8</text:p>
          </table:table-cell>
          <table:table-cell office:value-type="string">
            <text:p>J8-A10</text:p>
          </table:table-cell>
          <table:table-cell/>
          <table:table-cell office:value-type="string">
            <text:p>ENC_1</text:p>
          </table:table-cell>
        </table:table-row>
        <table:table-row table:style-name="ro3">
          <table:table-cell/>
          <table:table-cell office:value-type="string">
            <text:p>EBIA7/AN49/RPB9/PMA7/RB9</text:p>
          </table:table-cell>
          <table:table-cell office:value-type="string">
            <text:p>J8-A1</text:p>
          </table:table-cell>
          <table:table-cell/>
          <table:table-cell office:value-type="string">
            <text:p>THERMO_BED</text:p>
          </table:table-cell>
        </table:table-row>
        <table:table-row table:style-name="ro3">
          <table:table-cell/>
          <table:table-cell office:value-type="string">
            <text:p>EBIA13/CVREFOUT/AN5/RPB10/PMA13/RB10</text:p>
          </table:table-cell>
          <table:table-cell/>
          <table:table-cell office:value-type="string">
            <text:p>SD-SDI</text:p>
          </table:table-cell>
          <table:table-cell/>
        </table:table-row>
        <table:table-row table:style-name="ro3">
          <table:table-cell/>
          <table:table-cell office:value-type="string">
            <text:p>AN6/ERXERR/AETXERR/RB11</text:p>
          </table:table-cell>
          <table:table-cell/>
          <table:table-cell office:value-type="string">
            <text:p>LED3</text:p>
          </table:table-cell>
          <table:table-cell/>
        </table:table-row>
        <table:table-row table:style-name="ro3">
          <table:table-cell/>
          <table:table-cell office:value-type="string">
            <text:p>EBIA11/AN7/ERXD0/AECRS/PMA11/RB12</text:p>
          </table:table-cell>
          <table:table-cell/>
          <table:table-cell office:value-type="string">
            <text:p>VBUS SNS</text:p>
          </table:table-cell>
          <table:table-cell/>
        </table:table-row>
        <table:table-row table:style-name="ro3">
          <table:table-cell/>
          <table:table-cell office:value-type="string">
            <text:p>AN8/ERXD1/AECOL/RB13</text:p>
          </table:table-cell>
          <table:table-cell/>
          <table:table-cell office:value-type="string">
            <text:p>POT-VR1</text:p>
          </table:table-cell>
          <table:table-cell/>
        </table:table-row>
        <table:table-row table:style-name="ro3">
          <table:table-cell/>
          <table:table-cell office:value-type="string">
            <text:p>EBIA1/AN9/ERXD2/AETXD3/RPB14/SCK3/PMA1/RB14</text:p>
          </table:table-cell>
          <table:table-cell/>
          <table:table-cell office:value-type="string">
            <text:p>SD-SCK</text:p>
          </table:table-cell>
          <table:table-cell/>
        </table:table-row>
        <table:table-row table:style-name="ro3">
          <table:table-cell/>
          <table:table-cell office:value-type="string">
            <text:p>EBIA0/AN10/ERXD3/AETXD2/RPB15/OCFB/PMA0/RB15</text:p>
          </table:table-cell>
          <table:table-cell office:value-type="string">
            <text:p>J8-A3</text:p>
          </table:table-cell>
          <table:table-cell/>
          <table:table-cell office:value-type="string">
            <text:p>SD_DETECT</text:p>
          </table:table-cell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EBIA6/AN22/RPC1/PMA6/RC1</text:p>
          </table:table-cell>
          <table:table-cell office:value-type="string">
            <text:p>J7-D35</text:p>
          </table:table-cell>
          <table:table-cell/>
          <table:table-cell office:value-type="string">
            <text:p>MAX_B</text:p>
          </table:table-cell>
        </table:table-row>
        <table:table-row table:style-name="ro3">
          <table:table-cell/>
          <table:table-cell office:value-type="string">
            <text:p>EBIA12/AN21/RPC2/PMA12/RC2</text:p>
          </table:table-cell>
          <table:table-cell office:value-type="string">
            <text:p>J8-A2</text:p>
          </table:table-cell>
          <table:table-cell/>
          <table:table-cell office:value-type="string">
            <text:p>THERMO_EXT</text:p>
          </table:table-cell>
        </table:table-row>
        <table:table-row table:style-name="ro3">
          <table:table-cell/>
          <table:table-cell office:value-type="string">
            <text:p>EBIWE/AN20/RPC3/PMWR/RC3</text:p>
          </table:table-cell>
          <table:table-cell/>
          <table:table-cell office:value-type="string">
            <text:p>SD-CS</text:p>
          </table:table-cell>
          <table:table-cell/>
        </table:table-row>
        <table:table-row table:style-name="ro3">
          <table:table-cell/>
          <table:table-cell office:value-type="string">
            <text:p>EBIOE/AN19/RPC4/PMRD/RC4</text:p>
          </table:table-cell>
          <table:table-cell/>
          <table:table-cell office:value-type="string">
            <text:p>SD-SDO</text:p>
          </table:table-cell>
          <table:table-cell/>
        </table:table-row>
        <table:table-row table:style-name="ro3">
          <table:table-cell/>
          <table:table-cell office:value-type="string">
            <text:p>OSC1/CLKI/RC12</text:p>
          </table:table-cell>
          <table:table-cell/>
          <table:table-cell office:value-type="string">
            <text:p>POSC</text:p>
          </table:table-cell>
          <table:table-cell/>
        </table:table-row>
        <table:table-row table:style-name="ro3">
          <table:table-cell/>
          <table:table-cell office:value-type="string">
            <text:p>SOSCI/RPC13/RC13</text:p>
          </table:table-cell>
          <table:table-cell/>
          <table:table-cell office:value-type="string">
            <text:p>SOSC</text:p>
          </table:table-cell>
          <table:table-cell/>
        </table:table-row>
        <table:table-row table:style-name="ro3">
          <table:table-cell/>
          <table:table-cell office:value-type="string">
            <text:p>SOSCO/RPC14/T1CK/RC14</text:p>
          </table:table-cell>
          <table:table-cell/>
          <table:table-cell office:value-type="string">
            <text:p>SOSC</text:p>
          </table:table-cell>
          <table:table-cell/>
        </table:table-row>
        <table:table-row table:style-name="ro3">
          <table:table-cell/>
          <table:table-cell office:value-type="string">
            <text:p>OSC2/CLKO/RC15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EMDIO/AEMDIO/RPD0/RTCC/INT0/RD0</text:p>
          </table:table-cell>
          <table:table-cell office:value-type="string">
            <text:p>J10-D3</text:p>
          </table:table-cell>
          <table:table-cell/>
          <table:table-cell office:value-type="string">
            <text:p>STEP_A</text:p>
          </table:table-cell>
        </table:table-row>
        <table:table-row table:style-name="ro3">
          <table:table-cell/>
          <table:table-cell office:value-type="string">
            <text:p>RPD1/SCK1/RD1</text:p>
          </table:table-cell>
          <table:table-cell office:value-type="string">
            <text:p>J10-D5</text:p>
          </table:table-cell>
          <table:table-cell/>
          <table:table-cell office:value-type="string">
            <text:p>STEP_B</text:p>
          </table:table-cell>
        </table:table-row>
        <table:table-row table:style-name="ro3">
          <table:table-cell/>
          <table:table-cell office:value-type="string">
            <text:p>EBID14/ETXEN/RPD2/PMD14/RD2</text:p>
          </table:table-cell>
          <table:table-cell office:value-type="string">
            <text:p>J10-D6</text:p>
          </table:table-cell>
          <table:table-cell/>
          <table:table-cell office:value-type="string">
            <text:p>STEP_C</text:p>
          </table:table-cell>
        </table:table-row>
        <table:table-row table:style-name="ro3">
          <table:table-cell/>
          <table:table-cell office:value-type="string">
            <text:p>EBID15/ETXCLK/RPD3/PMD15/RD3</text:p>
          </table:table-cell>
          <table:table-cell office:value-type="string">
            <text:p>J7-D9</text:p>
          </table:table-cell>
          <table:table-cell/>
          <table:table-cell office:value-type="string">
            <text:p>STEP_E</text:p>
          </table:table-cell>
        </table:table-row>
        <table:table-row table:style-name="ro3">
          <table:table-cell/>
          <table:table-cell office:value-type="string">
            <text:p>SQICS0/RPD4/RD4</text:p>
          </table:table-cell>
          <table:table-cell/>
          <table:table-cell office:value-type="string">
            <text:p>LED2</text:p>
          </table:table-cell>
          <table:table-cell/>
        </table:table-row>
        <table:table-row table:style-name="ro3">
          <table:table-cell/>
          <table:table-cell office:value-type="string">
            <text:p>SQICS1/RPD5/RD5</text:p>
          </table:table-cell>
          <table:table-cell office:value-type="string">
            <text:p>J7-D34</text:p>
          </table:table-cell>
          <table:table-cell/>
          <table:table-cell office:value-type="string">
            <text:p>MAX_C</text:p>
          </table:table-cell>
        </table:table-row>
        <table:table-row table:style-name="ro3">
          <table:table-cell/>
          <table:table-cell office:value-type="string">
            <text:p>EBIA15/RPD9/PMCS2/PMA15/RD9</text:p>
          </table:table-cell>
          <table:table-cell/>
          <table:table-cell office:value-type="string">
            <text:p>MRF-CS</text:p>
          </table:table-cell>
          <table:table-cell/>
        </table:table-row>
        <table:table-row table:style-name="ro3">
          <table:table-cell/>
          <table:table-cell office:value-type="string">
            <text:p>RPD10/SCK4/RD10</text:p>
          </table:table-cell>
          <table:table-cell/>
          <table:table-cell office:value-type="string">
            <text:p>MRF-SCK</text:p>
          </table:table-cell>
          <table:table-cell/>
        </table:table-row>
        <table:table-row table:style-name="ro3">
          <table:table-cell/>
          <table:table-cell office:value-type="string">
            <text:p>EMDC/AEMDC/RPD11/RD11</text:p>
          </table:table-cell>
          <table:table-cell office:value-type="string">
            <text:p>J7-D11</text:p>
          </table:table-cell>
          <table:table-cell office:value-type="string">
            <text:p>J9-SPI</text:p>
          </table:table-cell>
          <table:table-cell office:value-type="string">
            <text:p>SPI_SDO</text:p>
          </table:table-cell>
        </table:table-row>
        <table:table-row table:style-name="ro3">
          <table:table-cell/>
          <table:table-cell office:value-type="string">
            <text:p>EBID12/ETXD2/RPD12/PMD12/RD12</text:p>
          </table:table-cell>
          <table:table-cell office:value-type="string">
            <text:p>J7-D38</text:p>
          </table:table-cell>
          <table:table-cell/>
          <table:table-cell office:value-type="string">
            <text:p>HEAT_BED</text:p>
          </table:table-cell>
        </table:table-row>
        <table:table-row table:style-name="ro3">
          <table:table-cell/>
          <table:table-cell office:value-type="string">
            <text:p>EBID13/ETXD3/PMD13/RD13</text:p>
          </table:table-cell>
          <table:table-cell/>
          <table:table-cell office:value-type="string">
            <text:p>EN-EXT</text:p>
          </table:table-cell>
          <table:table-cell/>
        </table:table-row>
        <table:table-row table:style-name="ro3">
          <table:table-cell/>
          <table:table-cell office:value-type="string">
            <text:p>AN32/AETXD0/RPD14/RD14</text:p>
          </table:table-cell>
          <table:table-cell office:value-type="string">
            <text:p>J7-D39</text:p>
          </table:table-cell>
          <table:table-cell/>
          <table:table-cell office:value-type="string">
            <text:p>BUS_RX</text:p>
          </table:table-cell>
        </table:table-row>
        <table:table-row table:style-name="ro3">
          <table:table-cell/>
          <table:table-cell office:value-type="string">
            <text:p>AN33/AETXD1/RPD15/SCK6/RD15</text:p>
          </table:table-cell>
          <table:table-cell office:value-type="string">
            <text:p>J7-D40</text:p>
          </table:table-cell>
          <table:table-cell/>
          <table:table-cell office:value-type="string">
            <text:p>BUS_TX</text:p>
          </table:table-cell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EBID0/PMD0/RE0</text:p>
          </table:table-cell>
          <table:table-cell office:value-type="string">
            <text:p>J10-D26</text:p>
          </table:table-cell>
          <table:table-cell/>
          <table:table-cell office:value-type="string">
            <text:p>LCD_D4</text:p>
          </table:table-cell>
        </table:table-row>
        <table:table-row table:style-name="ro3">
          <table:table-cell/>
          <table:table-cell office:value-type="string">
            <text:p>EBID1/PMD1/RE1</text:p>
          </table:table-cell>
          <table:table-cell office:value-type="string">
            <text:p>J10-D27</text:p>
          </table:table-cell>
          <table:table-cell/>
          <table:table-cell office:value-type="string">
            <text:p>LCD_D5</text:p>
          </table:table-cell>
        </table:table-row>
        <table:table-row table:style-name="ro3">
          <table:table-cell/>
          <table:table-cell office:value-type="string">
            <text:p>EBID2/PMD2/RE2</text:p>
          </table:table-cell>
          <table:table-cell office:value-type="string">
            <text:p>J10-D28</text:p>
          </table:table-cell>
          <table:table-cell/>
          <table:table-cell office:value-type="string">
            <text:p>LCD_D6</text:p>
          </table:table-cell>
        </table:table-row>
        <table:table-row table:style-name="ro3">
          <table:table-cell/>
          <table:table-cell office:value-type="string">
            <text:p>EBID3/RPE3/PMD3/RE3</text:p>
          </table:table-cell>
          <table:table-cell office:value-type="string">
            <text:p>J10-D29</text:p>
          </table:table-cell>
          <table:table-cell/>
          <table:table-cell office:value-type="string">
            <text:p>LCD_D7</text:p>
          </table:table-cell>
        </table:table-row>
        <table:table-row table:style-name="ro3">
          <table:table-cell/>
          <table:table-cell office:value-type="string">
            <text:p>EBID4/AN18/PMD4/RE4</text:p>
          </table:table-cell>
          <table:table-cell office:value-type="string">
            <text:p>J10-D30</text:p>
          </table:table-cell>
          <table:table-cell/>
          <table:table-cell office:value-type="string">
            <text:p>LCD_RS</text:p>
          </table:table-cell>
        </table:table-row>
        <table:table-row table:style-name="ro3">
          <table:table-cell/>
          <table:table-cell office:value-type="string">
            <text:p>EBID5/AN17/RPE5/PMD5/RE5</text:p>
          </table:table-cell>
          <table:table-cell office:value-type="string">
            <text:p>J10-D31</text:p>
          </table:table-cell>
          <table:table-cell/>
          <table:table-cell office:value-type="string">
            <text:p>LCD_EN</text:p>
          </table:table-cell>
        </table:table-row>
        <table:table-row table:style-name="ro3">
          <table:table-cell/>
          <table:table-cell office:value-type="string">
            <text:p>EBID6/AN16/PMD6/RE6</text:p>
          </table:table-cell>
          <table:table-cell office:value-type="string">
            <text:p>J10-D32</text:p>
          </table:table-cell>
          <table:table-cell/>
          <table:table-cell office:value-type="string">
            <text:p>SERVO</text:p>
          </table:table-cell>
        </table:table-row>
        <table:table-row table:style-name="ro3">
          <table:table-cell/>
          <table:table-cell office:value-type="string">
            <text:p>EBID7/AN15/PMD7/RE7</text:p>
          </table:table-cell>
          <table:table-cell office:value-type="string">
            <text:p>J10-D33</text:p>
          </table:table-cell>
          <table:table-cell/>
          <table:table-cell office:value-type="string">
            <text:p>STEPPER_EN</text:p>
          </table:table-cell>
        </table:table-row>
        <table:table-row table:style-name="ro3">
          <table:table-cell/>
          <table:table-cell office:value-type="string">
            <text:p>AN25/AERXD0/RPE8/RE8</text:p>
          </table:table-cell>
          <table:table-cell office:value-type="string">
            <text:p>J10-D2</text:p>
          </table:table-cell>
          <table:table-cell/>
          <table:table-cell office:value-type="string">
            <text:p>DIR_A</text:p>
          </table:table-cell>
        </table:table-row>
        <table:table-row table:style-name="ro3">
          <table:table-cell/>
          <table:table-cell office:value-type="string">
            <text:p>AN26/AERXD1/RPE9/RE9</text:p>
          </table:table-cell>
          <table:table-cell office:value-type="string">
            <text:p>J10-D7</text:p>
          </table:table-cell>
          <table:table-cell/>
          <table:table-cell office:value-type="string">
            <text:p>DIR_C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>
            <text:p>EBID11/ETXD1/RPF0/PMD11/RF0</text:p>
          </table:table-cell>
          <table:table-cell office:value-type="string">
            <text:p>J7-D12</text:p>
          </table:table-cell>
          <table:table-cell office:value-type="string">
            <text:p>J9-SPI</text:p>
          </table:table-cell>
          <table:table-cell office:value-type="string">
            <text:p>SPI_SDI</text:p>
          </table:table-cell>
        </table:table-row>
        <table:table-row table:style-name="ro3">
          <table:table-cell/>
          <table:table-cell office:value-type="string">
            <text:p>EBID10/ETXD0/RPF1/PMD10/RF1</text:p>
          </table:table-cell>
          <table:table-cell office:value-type="string">
            <text:p>J7-D36</text:p>
          </table:table-cell>
          <table:table-cell/>
          <table:table-cell office:value-type="string">
            <text:p>MAX_A</text:p>
          </table:table-cell>
        </table:table-row>
        <table:table-row table:style-name="ro3">
          <table:table-cell/>
          <table:table-cell office:value-type="string">
            <text:p>EBIRDY3/RPF2/SDA3/RF2</text:p>
          </table:table-cell>
          <table:table-cell office:value-type="string">
            <text:p>J10-D0</text:p>
          </table:table-cell>
          <table:table-cell office:value-type="string">
            <text:p>FTDI-RX</text:p>
          </table:table-cell>
          <table:table-cell/>
        </table:table-row>
        <table:table-row table:style-name="ro3">
          <table:table-cell/>
          <table:table-cell office:value-type="string">
            <text:p>USBID/RPF3/RF3</text:p>
          </table:table-cell>
          <table:table-cell/>
          <table:table-cell office:value-type="string">
            <text:p>USB-ID</text:p>
          </table:table-cell>
          <table:table-cell/>
        </table:table-row>
        <table:table-row table:style-name="ro3">
          <table:table-cell/>
          <table:table-cell office:value-type="string">
            <text:p>EBIA9/RPF4/SDA5/PMA9/RF4</text:p>
          </table:table-cell>
          <table:table-cell/>
          <table:table-cell office:value-type="string">
            <text:p>MRF-RST</text:p>
          </table:table-cell>
          <table:table-cell/>
        </table:table-row>
        <table:table-row table:style-name="ro3">
          <table:table-cell/>
          <table:table-cell office:value-type="string">
            <text:p>EBIA8/RPF5/SCL5/PMA8/RF5</text:p>
          </table:table-cell>
          <table:table-cell/>
          <table:table-cell office:value-type="string">
            <text:p>MRF-SDI</text:p>
          </table:table-cell>
          <table:table-cell/>
        </table:table-row>
        <table:table-row table:style-name="ro3">
          <table:table-cell/>
          <table:table-cell office:value-type="string">
            <text:p>EBIRDY2/RPF8/SCL3/RF8</text:p>
          </table:table-cell>
          <table:table-cell office:value-type="string">
            <text:p>J10-D1</text:p>
          </table:table-cell>
          <table:table-cell office:value-type="string">
            <text:p>FTDI-TX</text:p>
          </table:table-cell>
          <table:table-cell/>
        </table:table-row>
        <table:table-row table:style-name="ro3">
          <table:table-cell/>
          <table:table-cell office:value-type="string">
            <text:p>TDO/EBIA17/AN31/RPF12/RF12</text:p>
          </table:table-cell>
          <table:table-cell/>
          <table:table-cell table:style-name="Default" office:value-type="string">
            <text:p>JP3-JTAG</text:p>
          </table:table-cell>
          <table:table-cell/>
        </table:table-row>
        <table:table-row table:style-name="ro3">
          <table:table-cell/>
          <table:table-cell office:value-type="string">
            <text:p>TDI/EBIA18/AN30/RPF13/SCK5/RF13</text:p>
          </table:table-cell>
          <table:table-cell/>
          <table:table-cell table:style-name="Default" office:value-type="string">
            <text:p>JP3-JTAG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>
            <text:p>EBID8/RPG0/PMD8/RG0</text:p>
          </table:table-cell>
          <table:table-cell/>
          <table:table-cell office:value-type="string">
            <text:p>MRF-SDO</text:p>
          </table:table-cell>
          <table:table-cell/>
        </table:table-row>
        <table:table-row table:style-name="ro3">
          <table:table-cell/>
          <table:table-cell office:value-type="string">
            <text:p>EBID9/ETXERR/RPG1/PMD9/RG1</text:p>
          </table:table-cell>
          <table:table-cell/>
          <table:table-cell office:value-type="string">
            <text:p>MRF-PD</text:p>
          </table:table-cell>
          <table:table-cell/>
        </table:table-row>
        <table:table-row table:style-name="ro3">
          <table:table-cell/>
          <table:table-cell office:value-type="string">
            <text:p>AN14/C1IND/ECOL/RPG6/SCK2/RG6</text:p>
          </table:table-cell>
          <table:table-cell office:value-type="string">
            <text:p>J7-D13</text:p>
          </table:table-cell>
          <table:table-cell office:value-type="string">
            <text:p>J9-SPI / LED1</text:p>
          </table:table-cell>
          <table:table-cell office:value-type="string">
            <text:p>SPI_SCK</text:p>
          </table:table-cell>
        </table:table-row>
        <table:table-row table:style-name="ro3">
          <table:table-cell/>
          <table:table-cell office:value-type="string">
            <text:p>EBIA4/AN13/C1INC/ECRS/RPG7/SDA4/PMA4/RG7</text:p>
          </table:table-cell>
          <table:table-cell office:value-type="string">
            <text:p>J6-A4</text:p>
          </table:table-cell>
          <table:table-cell office:value-type="string">
            <text:p>J6-I2C</text:p>
          </table:table-cell>
          <table:table-cell office:value-type="string">
            <text:p>I2C_SDA</text:p>
          </table:table-cell>
        </table:table-row>
        <table:table-row table:style-name="ro3">
          <table:table-cell/>
          <table:table-cell table:style-name="ce25" office:value-type="string">
            <text:p>EBIA3/AN12/C2IND/ERXDV/ECRSDV/AERXDV/AECRSDV/RPG8/SCL4/PMA3/RG8</text:p>
          </table:table-cell>
          <table:table-cell office:value-type="string">
            <text:p>J6-A5</text:p>
          </table:table-cell>
          <table:table-cell office:value-type="string">
            <text:p>J6-I2C</text:p>
          </table:table-cell>
          <table:table-cell office:value-type="string">
            <text:p>I2C_SCL</text:p>
          </table:table-cell>
        </table:table-row>
        <table:table-row table:style-name="ro3">
          <table:table-cell/>
          <table:table-cell office:value-type="string">
            <text:p>EBIA2/AN11/C2INC/ERXCLK/EREFCLK/AERXCLK/AEREFCLK/RPG9/PMA2/RG9</text:p>
          </table:table-cell>
          <table:table-cell office:value-type="string">
            <text:p>J7-D10</text:p>
          </table:table-cell>
          <table:table-cell office:value-type="string">
            <text:p>J9-SPI</text:p>
          </table:table-cell>
          <table:table-cell office:value-type="string">
            <text:p>FAN_PWM</text:p>
          </table:table-cell>
        </table:table-row>
        <table:table-row table:style-name="ro3">
          <table:table-cell/>
          <table:table-cell office:value-type="string">
            <text:p>TRD1/SQID1/RG12</text:p>
          </table:table-cell>
          <table:table-cell/>
          <table:table-cell table:style-name="Default" office:value-type="string">
            <text:p>JP4-TRACE</text:p>
          </table:table-cell>
          <table:table-cell/>
        </table:table-row>
        <table:table-row table:style-name="ro3">
          <table:table-cell/>
          <table:table-cell office:value-type="string">
            <text:p>TRD0/SQID0/RG13</text:p>
          </table:table-cell>
          <table:table-cell/>
          <table:table-cell table:style-name="Default" office:value-type="string">
            <text:p>JP4-TRACE</text:p>
          </table:table-cell>
          <table:table-cell/>
        </table:table-row>
        <table:table-row table:style-name="ro3">
          <table:table-cell/>
          <table:table-cell office:value-type="string">
            <text:p>TRD2/SQID2/RG14</text:p>
          </table:table-cell>
          <table:table-cell/>
          <table:table-cell table:style-name="Default" office:value-type="string">
            <text:p>JP4-TRACE</text:p>
          </table:table-cell>
          <table:table-cell/>
        </table:table-row>
        <table:table-row table:style-name="ro3">
          <table:table-cell/>
          <table:table-cell office:value-type="string">
            <text:p>AN23/AERXERR/RG15</text:p>
          </table:table-cell>
          <table:table-cell/>
          <table:table-cell office:value-type="string">
            <text:p>LED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in" fo:page-height="11in" style:num-format="1" style:print-orientation="landscape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8/07/2015</text:date>, <text:time>01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8-07T01:40:51.13</dc:date>
    <meta:editing-duration>PT8H22M11S</meta:editing-duration>
    <meta:editing-cycles>5</meta:editing-cycles>
    <meta:document-statistic meta:table-count="2" meta:cell-count="528" meta:object-count="0"/>
  </office:meta>
</office:document-meta>
</file>